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Andale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gine Block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iming Cover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4" table:number-columns-repeated="3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table:number-columns-repeated="3" office:value-type="string" calcext:value-type="string">
            <text:p>Partial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ng of 3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table:number-columns-repeated="3"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21:06:46.343456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1-08T21:13:21.962089669</dc:date>
    <meta:editing-duration>PT1H27M41S</meta:editing-duration>
    <meta:editing-cycles>16</meta:editing-cycles>
    <meta:document-statistic meta:table-count="1" meta:cell-count="88" meta:object-count="0"/>
  </office:meta>
</office:document-meta>
</file>